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4.6056in" style:rel-column-width="43584*"/>
    </style:style>
    <style:style style:name="Headline.B" style:family="table-column">
      <style:table-column-properties style:column-width="2.3194in" style:rel-column-width="21951*"/>
    </style:style>
    <style:style style:name="Headline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5.675in" style:rel-column-width="53706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Exposure" style:family="table">
      <style:table-properties style:width="6.925in" table:align="margins"/>
    </style:style>
    <style:style style:name="Exposure.A" style:family="table-column">
      <style:table-column-properties style:column-width="1.2458in" style:rel-column-width="11789*"/>
    </style:style>
    <style:style style:name="Exposure.B" style:family="table-column">
      <style:table-column-properties style:column-width="5.6792in" style:rel-column-width="53746*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3" style:family="table-row">
      <style:table-row-properties style:min-row-height="0.0715in"/>
    </style:style>
    <style:style style:name="Exposure.A3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1.25in" style:rel-column-width="11829*"/>
    </style:style>
    <style:style style:name="Projects.B" style:family="table-column">
      <style:table-column-properties style:column-width="5.675in" style:rel-column-width="53706*"/>
    </style:style>
    <style:style style:name="Projects.A1" style:family="table-cell">
      <style:table-cell-properties fo:padding="0.0382in" fo:border-left="0.05pt solid #cccccc" fo:border-right="none" fo:border-top="0.05pt solid #cccccc" fo:border-bottom="0.05pt solid #cccccc"/>
    </style:style>
    <style:style style:name="Projects.B1" style:family="table-cell">
      <style:table-cell-properties fo:padding="0.0382in" fo:border="0.05pt solid #cccccc"/>
    </style:style>
    <style:style style:name="Projects.A2" style:family="table-cell">
      <style:table-cell-properties fo:padding="0.0382in" fo:border-left="0.05pt solid #cccccc" fo:border-right="none" fo:border-top="none" fo:border-bottom="0.05pt solid #cccccc"/>
    </style:style>
    <style:style style:name="Projects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officeooo:rsid="004a1818" officeooo:paragraph-rsid="00717e3f"/>
    </style:style>
    <style:style style:name="P2" style:family="paragraph" style:parent-style-name="Table_20_Contents">
      <style:text-properties officeooo:rsid="004b160b" officeooo:paragraph-rsid="00717e3f"/>
    </style:style>
    <style:style style:name="P3" style:family="paragraph" style:parent-style-name="Table_20_Contents">
      <style:text-properties officeooo:rsid="004bc641" officeooo:paragraph-rsid="00717e3f"/>
    </style:style>
    <style:style style:name="P4" style:family="paragraph" style:parent-style-name="Table_20_Contents">
      <style:text-properties officeooo:rsid="006f9997" officeooo:paragraph-rsid="006f9997"/>
    </style:style>
    <style:style style:name="P5" style:family="paragraph" style:parent-style-name="Text_20_body">
      <style:text-properties officeooo:paragraph-rsid="005e3ccf"/>
    </style:style>
    <style:style style:name="P6" style:family="paragraph" style:parent-style-name="Text_20_body">
      <style:text-properties officeooo:paragraph-rsid="008da8f4"/>
    </style:style>
    <style:style style:name="P7" style:family="paragraph" style:parent-style-name="Heading_20_5">
      <style:text-properties officeooo:paragraph-rsid="00851da6"/>
    </style:style>
    <style:style style:name="P8" style:family="paragraph" style:parent-style-name="Heading_20_5">
      <style:text-properties officeooo:rsid="00be1771" officeooo:paragraph-rsid="00be1771"/>
    </style:style>
    <style:style style:name="P9" style:family="paragraph" style:parent-style-name="Heading_20_5">
      <style:text-properties officeooo:rsid="00be3ff6" officeooo:paragraph-rsid="00be3ff6"/>
    </style:style>
    <style:style style:name="P10" style:family="paragraph" style:parent-style-name="Heading_20_2">
      <style:text-properties officeooo:rsid="00790d17" officeooo:paragraph-rsid="00790d17"/>
    </style:style>
    <style:style style:name="P11" style:family="paragraph" style:parent-style-name="Heading_20_4">
      <style:text-properties officeooo:rsid="0082d58f" officeooo:paragraph-rsid="0082d58f"/>
    </style:style>
    <style:style style:name="P12" style:family="paragraph" style:parent-style-name="Heading_20_4">
      <style:text-properties officeooo:paragraph-rsid="00bd6ccd"/>
    </style:style>
    <style:style style:name="P13" style:family="paragraph" style:parent-style-name="Heading_20_3">
      <style:text-properties officeooo:rsid="005b45cf" officeooo:paragraph-rsid="005b45cf"/>
    </style:style>
    <style:style style:name="P14" style:family="paragraph" style:parent-style-name="Heading_20_3">
      <style:text-properties officeooo:rsid="006080ad"/>
    </style:style>
    <style:style style:name="P15" style:family="paragraph" style:parent-style-name="Heading_20_3">
      <style:text-properties officeooo:paragraph-rsid="007d5ffc"/>
    </style:style>
    <style:style style:name="P16" style:family="paragraph" style:parent-style-name="Heading_20_3">
      <style:text-properties officeooo:rsid="007aab51" officeooo:paragraph-rsid="007aab51"/>
    </style:style>
    <style:style style:name="P17" style:family="paragraph" style:parent-style-name="Heading_20_1">
      <style:text-properties officeooo:rsid="004739f4"/>
    </style:style>
    <style:style style:name="P18" style:family="paragraph" style:parent-style-name="Table_20_Contents">
      <style:text-properties officeooo:paragraph-rsid="00c4f07c"/>
    </style:style>
    <style:style style:name="P19" style:family="paragraph" style:parent-style-name="Text_20_body" style:list-style-name="L1">
      <style:text-properties officeooo:paragraph-rsid="00ad4afd"/>
    </style:style>
    <style:style style:name="P20" style:family="paragraph" style:parent-style-name="Text_20_body" style:list-style-name="L1">
      <style:text-properties officeooo:paragraph-rsid="00af970a"/>
    </style:style>
    <style:style style:name="P21" style:family="paragraph" style:parent-style-name="Text_20_body" style:list-style-name="L1">
      <style:text-properties officeooo:rsid="00ac51e3" officeooo:paragraph-rsid="00ac51e3"/>
    </style:style>
    <style:style style:name="P22" style:family="paragraph" style:parent-style-name="Text_20_body" style:list-style-name="L1">
      <style:text-properties officeooo:rsid="00aebd4e" officeooo:paragraph-rsid="00aebd4e"/>
    </style:style>
    <style:style style:name="P23" style:family="paragraph" style:parent-style-name="Text_20_body" style:list-style-name="L1">
      <style:text-properties officeooo:rsid="00af1d98" officeooo:paragraph-rsid="00af1d98"/>
    </style:style>
    <style:style style:name="P24" style:family="paragraph" style:parent-style-name="Text_20_body" style:list-style-name="L1">
      <style:text-properties officeooo:rsid="00a24763" officeooo:paragraph-rsid="00a24763"/>
    </style:style>
    <style:style style:name="P25" style:family="paragraph" style:parent-style-name="Text_20_body" style:list-style-name="L2">
      <style:text-properties officeooo:paragraph-rsid="00a84a06"/>
    </style:style>
    <style:style style:name="P26" style:family="paragraph" style:parent-style-name="Text_20_body" style:list-style-name="L2">
      <style:text-properties officeooo:rsid="00b500d3" officeooo:paragraph-rsid="00b500d3"/>
    </style:style>
    <style:style style:name="P27" style:family="paragraph" style:parent-style-name="Text_20_body" style:list-style-name="L2">
      <style:text-properties officeooo:rsid="00b5b44a" officeooo:paragraph-rsid="00b5b44a"/>
    </style:style>
    <style:style style:name="P28" style:family="paragraph" style:parent-style-name="Text_20_body" style:list-style-name="L2">
      <style:text-properties officeooo:rsid="00ba430a" officeooo:paragraph-rsid="00ba430a"/>
    </style:style>
    <style:style style:name="P29" style:family="paragraph" style:parent-style-name="Text_20_body" style:list-style-name="L3">
      <style:text-properties officeooo:paragraph-rsid="00917436"/>
    </style:style>
    <style:style style:name="P30" style:family="paragraph" style:parent-style-name="Text_20_body" style:list-style-name="L3">
      <style:text-properties officeooo:paragraph-rsid="009d611d"/>
    </style:style>
    <style:style style:name="P31" style:family="paragraph" style:parent-style-name="Text_20_body" style:list-style-name="L3">
      <style:text-properties officeooo:rsid="00917436" officeooo:paragraph-rsid="00917436"/>
    </style:style>
    <style:style style:name="P32" style:family="paragraph" style:parent-style-name="Text_20_body" style:list-style-name="L3">
      <style:text-properties officeooo:rsid="00a00986" officeooo:paragraph-rsid="00a00986"/>
    </style:style>
    <style:style style:name="P33" style:family="paragraph" style:parent-style-name="Text_20_body" style:list-style-name="L4">
      <style:text-properties officeooo:paragraph-rsid="00932f36"/>
    </style:style>
    <style:style style:name="P34" style:family="paragraph" style:parent-style-name="Text_20_body" style:list-style-name="L4">
      <style:text-properties officeooo:paragraph-rsid="00941daf"/>
    </style:style>
    <style:style style:name="P35" style:family="paragraph" style:parent-style-name="Text_20_body" style:list-style-name="L4">
      <style:text-properties officeooo:rsid="009d6038" officeooo:paragraph-rsid="009d6038"/>
    </style:style>
    <style:style style:name="P36" style:family="paragraph" style:parent-style-name="Text_20_body" style:list-style-name="L4">
      <style:text-properties officeooo:rsid="00949ab2" officeooo:paragraph-rsid="00949ab2"/>
    </style:style>
    <style:style style:name="P37" style:family="paragraph" style:parent-style-name="Text_20_body" style:list-style-name="L4">
      <style:text-properties officeooo:rsid="009608d5" officeooo:paragraph-rsid="009608d5"/>
    </style:style>
    <style:style style:name="P38" style:family="paragraph" style:parent-style-name="Text_20_body" style:list-style-name="L4">
      <style:text-properties officeooo:rsid="0095a206" officeooo:paragraph-rsid="0095a206"/>
    </style:style>
    <style:style style:name="P39" style:family="paragraph" style:parent-style-name="Text_20_body" style:list-style-name="L5">
      <style:text-properties officeooo:rsid="00be1771" officeooo:paragraph-rsid="00be1771"/>
    </style:style>
    <style:style style:name="P40" style:family="paragraph" style:parent-style-name="Text_20_body" style:list-style-name="L6">
      <style:text-properties officeooo:paragraph-rsid="00c1b9e2"/>
    </style:style>
    <style:style style:name="P41" style:family="paragraph" style:parent-style-name="Text_20_body" style:list-style-name="L6">
      <style:text-properties officeooo:rsid="00c14da9" officeooo:paragraph-rsid="00c14da9"/>
    </style:style>
    <style:style style:name="P42" style:family="paragraph" style:parent-style-name="Text_20_body" style:list-style-name="L7">
      <style:text-properties officeooo:rsid="00bfae13" officeooo:paragraph-rsid="00bfae13"/>
    </style:style>
    <style:style style:name="P43" style:family="paragraph" style:parent-style-name="Education" style:list-style-name="L8"/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5e3ccf"/>
    </style:style>
    <style:style style:name="T4" style:family="text">
      <style:text-properties officeooo:rsid="005ec268"/>
    </style:style>
    <style:style style:name="T5" style:family="text">
      <style:text-properties officeooo:rsid="00621511"/>
    </style:style>
    <style:style style:name="T6" style:family="text">
      <style:text-properties officeooo:rsid="0062e1fd"/>
    </style:style>
    <style:style style:name="T7" style:family="text">
      <style:text-properties officeooo:rsid="0068e402"/>
    </style:style>
    <style:style style:name="T8" style:family="text">
      <style:text-properties officeooo:rsid="006e90c8"/>
    </style:style>
    <style:style style:name="T9" style:family="text">
      <style:text-properties officeooo:rsid="00763241"/>
    </style:style>
    <style:style style:name="T10" style:family="text">
      <style:text-properties officeooo:rsid="00783cc7"/>
    </style:style>
    <style:style style:name="T11" style:family="text">
      <style:text-properties officeooo:rsid="0078f496"/>
    </style:style>
    <style:style style:name="T12" style:family="text">
      <style:text-properties officeooo:rsid="00851da6"/>
    </style:style>
    <style:style style:name="T13" style:family="text">
      <style:text-properties officeooo:rsid="0085f124"/>
    </style:style>
    <style:style style:name="T14" style:family="text">
      <style:text-properties officeooo:rsid="0086dd26"/>
    </style:style>
    <style:style style:name="T15" style:family="text">
      <style:text-properties officeooo:rsid="00872c31"/>
    </style:style>
    <style:style style:name="T16" style:family="text">
      <style:text-properties officeooo:rsid="0087e449"/>
    </style:style>
    <style:style style:name="T17" style:family="text">
      <style:text-properties officeooo:rsid="008a1901"/>
    </style:style>
    <style:style style:name="T18" style:family="text">
      <style:text-properties officeooo:rsid="008bc4cd"/>
    </style:style>
    <style:style style:name="T19" style:family="text">
      <style:text-properties officeooo:rsid="008da8f4"/>
    </style:style>
    <style:style style:name="T20" style:family="text">
      <style:text-properties officeooo:rsid="008f6b1a"/>
    </style:style>
    <style:style style:name="T21" style:family="text">
      <style:text-properties officeooo:rsid="00917436"/>
    </style:style>
    <style:style style:name="T22" style:family="text">
      <style:text-properties officeooo:rsid="00932f36"/>
    </style:style>
    <style:style style:name="T23" style:family="text">
      <style:text-properties officeooo:rsid="00941daf"/>
    </style:style>
    <style:style style:name="T24" style:family="text">
      <style:text-properties officeooo:rsid="00949ab2"/>
    </style:style>
    <style:style style:name="T25" style:family="text">
      <style:text-properties officeooo:rsid="009896a9"/>
    </style:style>
    <style:style style:name="T26" style:family="text">
      <style:text-properties officeooo:rsid="009a52ff"/>
    </style:style>
    <style:style style:name="T27" style:family="text">
      <style:text-properties officeooo:rsid="009b6e96"/>
    </style:style>
    <style:style style:name="T28" style:family="text">
      <style:text-properties officeooo:rsid="009d611d"/>
    </style:style>
    <style:style style:name="T29" style:family="text">
      <style:text-properties officeooo:rsid="009e9b32"/>
    </style:style>
    <style:style style:name="T30" style:family="text">
      <style:text-properties officeooo:rsid="00a08979"/>
    </style:style>
    <style:style style:name="T31" style:family="text">
      <style:text-properties officeooo:rsid="00a439ba"/>
    </style:style>
    <style:style style:name="T32" style:family="text">
      <style:text-properties officeooo:rsid="00a84a06"/>
    </style:style>
    <style:style style:name="T33" style:family="text">
      <style:text-properties officeooo:rsid="00a8c171"/>
    </style:style>
    <style:style style:name="T34" style:family="text">
      <style:text-properties officeooo:rsid="00ad4afd"/>
    </style:style>
    <style:style style:name="T35" style:family="text">
      <style:text-properties officeooo:rsid="00ae3f48"/>
    </style:style>
    <style:style style:name="T36" style:family="text">
      <style:text-properties officeooo:rsid="00af970a"/>
    </style:style>
    <style:style style:name="T37" style:family="text">
      <style:text-properties officeooo:rsid="00b704f0"/>
    </style:style>
    <style:style style:name="T38" style:family="text">
      <style:text-properties officeooo:rsid="00b876c4"/>
    </style:style>
    <style:style style:name="T39" style:family="text">
      <style:text-properties officeooo:rsid="00bd6ccd"/>
    </style:style>
    <style:style style:name="T40" style:family="text">
      <style:text-properties officeooo:rsid="00be1771"/>
    </style:style>
    <style:style style:name="T41" style:family="text">
      <style:text-properties officeooo:rsid="00be3ff6"/>
    </style:style>
    <style:style style:name="T42" style:family="text">
      <style:text-properties officeooo:rsid="00c090ec"/>
    </style:style>
    <style:style style:name="T43" style:family="text">
      <style:text-properties officeooo:rsid="00c1b9e2"/>
    </style:style>
    <style:style style:name="T44" style:family="text">
      <style:text-properties officeooo:rsid="00c2ff0b"/>
    </style:style>
    <style:style style:name="T45" style:family="text">
      <style:text-properties officeooo:rsid="00c31c22"/>
    </style:style>
    <style:style style:name="T46" style:family="text">
      <style:text-properties officeooo:rsid="00c572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17" text:outline-level="1">Brian Lauber</text:h>
            <text:h text:style-name="P10" text:outline-level="2">Software Generalist</text:h>
          </table:table-cell>
          <table:table-cell table:style-name="Headline.A1" office:value-type="string">
            <text:p text:style-name="P4">2921 Wickersham Way, Apt. 203</text:p>
            <text:p text:style-name="P4">Falls Church, VA 22042</text:p>
            <text:p text:style-name="P4"/>
            <text:p text:style-name="P4">216-394-2081</text:p>
            <text:p text:style-name="P4"/>
            <text:p text:style-name="P4">constructible.truth@gmail.com</text:p>
          </table:table-cell>
        </table:table-row>
      </table:table>
      <text:h text:style-name="P13" text:outline-level="3">Summary</text:h>
      <text:p text:style-name="P5"><text:span text:style-name="T2">I am a technology enthusiast who enjoys all aspects of software creation. <text:s/></text:span><text:span text:style-name="T3">Although I am excited to introduce new technologies into </text:span><text:span text:style-name="T4">my activities, I understand the importance of software discipline to achieve long</text:span><text:span text:style-name="T42">-</text:span><text:span text:style-name="T4">term, lasting result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"><text:a xlink:type="simple" xlink:href="https://briandamaged.org/blog/">https://briandamaged.org/blog/</text:a>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3"><text:a xlink:type="simple" xlink:href="https://github.com/briandamaged">https://github.com/briandamaged</text:a>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2"><text:a xlink:type="simple" xlink:href="http://www.linkedin.com/pub/brian-lauber/19/979/261">http://www.linkedin.com/pub/brian-lauber/19/979/261</text:a></text:p>
          </table:table-cell>
        </table:table-row>
      </table:table>
      <text:h text:style-name="P14" text:outline-level="3">Professional Skill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Python, Ruby, C#, Java, C, C++, VBScript</text:p>
          </table:table-cell>
        </table:table-row>
        <table:table-row>
          <table:table-cell table:style-name="Exposure.A2" office:value-type="string">
            <text:p text:style-name="Table_20_Heading"><text:span text:style-name="T5">Application </text:span>Frameworks</text:p>
          </table:table-cell>
          <table:table-cell table:style-name="Exposure.B2" office:value-type="string">
            <text:p text:style-name="Table_20_Contents">JAX-RS (RESTEasy), JPA 2.0 (EclipseLink), Hudson Plugin API, Maven Plugin API, Silverlight 4.0, WCF, NHibernate, LINQ, Rails</text:p>
          </table:table-cell>
        </table:table-row>
        <table:table-row table:style-name="Exposure.3">
          <table:table-cell table:style-name="Exposure.A3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Ant, Maven, <text:span text:style-name="T17">MS Build</text:span>, Setuptools, Make, Rake, Paver, <text:span text:style-name="T7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MySQL, SQL Server 2008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Maven, Pip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Redmine, 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6">ing Tools</text:span></text:p>
          </table:table-cell>
          <table:table-cell table:style-name="Exposure.B2" office:value-type="string">
            <text:p text:style-name="Table_20_Contents">QTP, Selenium, <text:span text:style-name="T24">LoadRunner, </text:span><text:span text:style-name="T8">Fortify SCA</text:span>, RSpec, JUnit, <text:span text:style-name="T6">Quality Center, TestRail, Test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Subversion, Git</text:p>
          </table:table-cell>
        </table:table-row>
        <table:table-row>
          <table:table-cell table:style-name="Exposure.A2" office:value-type="string">
            <text:p text:style-name="Table_20_Heading">Web Servers</text:p>
          </table:table-cell>
          <table:table-cell table:style-name="Exposure.B2" office:value-type="string">
            <text:p text:style-name="Table_20_Contents">Apache Httpd, Apache Tomcat, Rails</text:p>
          </table:table-cell>
        </table:table-row>
      </table:table>
      <text:h text:style-name="P15" text:outline-level="3"><text:span text:style-name="T9">Professional </text:span>Experience</text:h>
      <text:h text:style-name="P11" text:outline-level="4">Cigital Inc.<text:tab/>(June 200<text:span text:style-name="T40">7</text:span> – Present)</text:h>
      <text:p text:style-name="P6"><text:span text:style-name="T19">My time at Cigital has introduced me to many facets of software development. <text:s/></text:span><text:span text:style-name="T20">My responsibilities have covered a </text:span><text:span text:style-name="T31">wide range</text:span><text:span text:style-name="T20">, including: quality assurance, software development, configuration management, operations, and security.</text:span></text:p>
      <text:h text:style-name="Heading_20_5" text:outline-level="5"><text:span text:style-name="T10">Senior Software Engineer<text:tab/></text:span><text:span text:style-name="T13">(January 2012 – Present)</text:span></text:h>
      <text:list xml:id="list9225490011" text:style-name="L1">
        <text:list-item>
          <text:p text:style-name="P21">Worked directly with customers to arrive at the business requirements for our applications.</text:p>
        </text:list-item>
        <text:list-item>
          <text:p text:style-name="P19"><text:span text:style-name="T34">Designed system architectures that </text:span><text:span text:style-name="T35">exceeded</text:span><text:span text:style-name="T34"> the customer requirements.</text:span></text:p>
        </text:list-item>
        <text:list-item>
          <text:p text:style-name="P22">Scoped development milestones into manageable sprints.</text:p>
        </text:list-item>
        <text:list-item>
          <text:p text:style-name="P23"><text:soft-page-break/>Provided technical oversight across multiple projects.</text:p>
        </text:list-item>
        <text:list-item>
          <text:p text:style-name="P24">Took over as the project lead for a project that was presumed to be a lost cause. <text:s/>In just 3 months, the project was transformed into Cigital's most stable product.</text:p>
        </text:list-item>
        <text:list-item>
          <text:p text:style-name="P20"><text:span text:style-name="T36">I am currently introducing dependency management into one of our troubled projects. <text:s/></text:span><text:span text:style-name="T37">The goal is to </text:span><text:span text:style-name="T38">improve</text:span><text:span text:style-name="T37"> productivity by establishing a clear separation between implementation and integration.</text:span></text:p>
        </text:list-item>
      </text:list>
      <text:h text:style-name="P7" text:outline-level="5"><text:span text:style-name="T12">Quality Assurance Lead<text:tab/></text:span><text:span text:style-name="T14">(January 2011 – December 2011)</text:span></text:h>
      <text:list xml:id="list770235573" text:style-name="L2">
        <text:list-item>
          <text:p text:style-name="P26">Introduced the team to test case management software (TestLink).</text:p>
        </text:list-item>
        <text:list-item>
          <text:p text:style-name="P27">Provided technical support for customers.</text:p>
        </text:list-item>
        <text:list-item>
          <text:p text:style-name="P28">Coordinated efforts between onshore and offshore teams.</text:p>
        </text:list-item>
        <text:list-item>
          <text:p text:style-name="P25"><text:span text:style-name="T32">Proposed changes to our configuration management </text:span><text:span text:style-name="T33">practices</text:span><text:span text:style-name="T32"> that ultimately increased QA productivity by 200%.</text:span></text:p>
        </text:list-item>
      </text:list>
      <text:h text:style-name="Heading_20_5" text:outline-level="5"><text:span text:style-name="T10">Security Consult</text:span><text:span text:style-name="T11">ant</text:span><text:span text:style-name="T10"><text:tab/></text:span><text:span text:style-name="T15">(January 2010 – December 2010)</text:span></text:h>
      <text:list xml:id="list638958401" text:style-name="L3">
        <text:list-item>
          <text:p text:style-name="P31">Conducted static-analysis code reviews of customer code using Fortify SCA.</text:p>
        </text:list-item>
        <text:list-item>
          <text:p text:style-name="P31">Delivered security training to customers.</text:p>
        </text:list-item>
        <text:list-item>
          <text:p text:style-name="P29"><text:span text:style-name="T21">Authored a training course </text:span><text:span text:style-name="T30">that demonstrated how to weave a security aspect into quality assurance practices.</text:span></text:p>
        </text:list-item>
        <text:list-item>
          <text:p text:style-name="P30"><text:span text:style-name="T28">Implemented a Rails application that housed standardized descriptions of security vulnerabilities for use in Cigital </text:span><text:span text:style-name="T29">deliverables</text:span><text:span text:style-name="T28">.</text:span></text:p>
        </text:list-item>
        <text:list-item>
          <text:p text:style-name="P32">Trained Cigital consultants on how to conduct security code reviews for Ruby on Rails.</text:p>
        </text:list-item>
      </text:list>
      <text:h text:style-name="Heading_20_5" text:outline-level="5"><text:span text:style-name="T18">Quality Assurance Automation</text:span><text:span text:style-name="T11"> Engineer<text:tab/></text:span><text:span text:style-name="T16">(June 2008 – December 2009)</text:span></text:h>
      <text:list xml:id="list1876717713" text:style-name="L4">
        <text:list-item>
          <text:p text:style-name="P33"><text:span text:style-name="T22">Implemented automated test cases </text:span><text:span text:style-name="T25">that </text:span><text:span text:style-name="T26">periodically introduced common user blunders.</text:span></text:p>
        </text:list-item>
        <text:list-item>
          <text:p text:style-name="P34"><text:span text:style-name="T23">Designed a metadata-driven automation framework built on top of QTP. <text:s/></text:span><text:span text:style-name="T27">This framework was adopted as a cornerstone of the customer's automation practices.</text:span></text:p>
        </text:list-item>
        <text:list-item>
          <text:p text:style-name="P35">Trained QA teams on how to implement maintainable automation solutions.</text:p>
        </text:list-item>
        <text:list-item>
          <text:p text:style-name="P36">Conducted load tests using LoadRunner.</text:p>
        </text:list-item>
        <text:list-item>
          <text:p text:style-name="P37">Constructed dedicated testing clusters for QTP and LoadRunner.</text:p>
        </text:list-item>
        <text:list-item>
          <text:p text:style-name="P38">Deployed and managed Quality Center.</text:p>
        </text:list-item>
      </text:list>
      <text:h text:style-name="P8" text:outline-level="5">Software Intern<text:tab/>(June 2007 – August 2007)</text:h>
      <text:list xml:id="list75902361" text:style-name="L5">
        <text:list-item>
          <text:p text:style-name="P39">Served as the lead developer for a reverse-engineering tool.</text:p>
        </text:list-item>
      </text:list>
      <text:h text:style-name="P12" text:outline-level="4"><text:span text:style-name="T39">Air Force Institute of Technology </text:span><text:span text:style-name="T43">(AFIT)</text:span><text:span text:style-name="T39"><text:tab/>(June 200</text:span><text:span text:style-name="T41">5</text:span><text:span text:style-name="T39"> – August 2006)</text:span></text:h>
      <text:h text:style-name="P9" text:outline-level="5">Software Intern<text:tab/>(June 2006 – August 2006)</text:h>
      <text:list xml:id="list406802115" text:style-name="L6">
        <text:list-item>
          <text:p text:style-name="P41">Implemented a stochastic analysis program that computed probabilities for various types of failures within complex networks.</text:p>
        </text:list-item>
        <text:list-item>
          <text:p text:style-name="P40"><text:span text:style-name="T43">Discovered a flaw in one of AFIT's algorithms. <text:s/>This flaw </text:span><text:span text:style-name="T44">could</text:span><text:span text:style-name="T43"> cause the algorithm to produce probabilities that were outside of the range [0, 1].</text:span></text:p>
        </text:list-item>
      </text:list>
      <text:h text:style-name="P9" text:outline-level="5"><text:soft-page-break/>Software Intern<text:tab/>(June 2005 – August 2005)</text:h>
      <text:list xml:id="list2003805510" text:style-name="L7">
        <text:list-item>
          <text:p text:style-name="P42">Translated a stochastic analysis program from Fortran to C++.</text:p>
        </text:list-item>
        <text:list-item>
          <text:p text:style-name="P42">Extended the program to allow for arbitrary probability curves and precision.</text:p>
        </text:list-item>
      </text:list>
      <text:h text:style-name="P16" text:outline-level="3">Education</text:h>
      <text:list xml:id="list1441761422" text:style-name="L8">
        <text:list-item>
          <text:p text:style-name="P43">Bachelors of Science in Mathematics<text:tab/>(Case Western Reserve University, <text:span text:style-name="T45">2008</text:span>)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Table_20_Heading">Tolerable</text:p>
            <text:p text:style-name="Table_20_Heading"/>
          </table:table-cell>
          <table:table-cell table:style-name="Projects.B1" office:value-type="string">
            <text:p text:style-name="P18"><text:span text:style-name="T46">Adds</text:span> anonymous functions, inheritance, and meta-programming <text:span text:style-name="T46">to VBScript.</text:span></text:p>
            <text:p text:style-name="Table_20_Contents"/>
            <text:p text:style-name="Table_20_Contents"><text:a xlink:type="simple" xlink:href="https://github.com/briandamaged/tolerable">https://github.com/briandamaged/toler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P18">Extends Ruby's object model to support .NET-style events.</text:p>
            <text:p text:style-name="Table_20_Contents"/>
            <text:p text:style-name="Table_20_Contents"><text:a xlink:type="simple" xlink:href="https://github.com/briandamaged/unobservable">https://github.com/briandamaged/unobserv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B-Lazy</text:p>
          </table:table-cell>
          <table:table-cell table:style-name="Projects.B2" office:value-type="string">
            <text:p text:style-name="P18">Extends Ruby's Enumerable mixin to support lazy evaluation.</text:p>
            <text:p text:style-name="Table_20_Contents"/>
            <text:p text:style-name="Table_20_Contents"><text:a xlink:type="simple" xlink:href="https://github.com/briandamaged/b-lazy">https://github.com/briandamaged/b-lazy</text:a></text:p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-0.25in" fo:margin-right="-0.25in" fo:margin-top="0.1598in" fo:margin-bottom="0.0799in" style:contextual-spacing="false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-0.1in" fo:margin-right="0in" fo:margin-top="0.0799in" fo:margin-bottom="0.0402in" style:contextual-spacing="false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799in" fo:margin-bottom="0.0402in" style:contextual-spacing="false"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Education" style:family="paragraph" style:parent-style-name="Text_20_body">
      <style:paragraph-properties>
        <style:tab-stops>
          <style:tab-stop style:position="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3</text:page-number></text:span><text:span text:style-name="MT1"> 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7T14:10:31</dc:date>
    <meta:editing-duration>PT21H40M33S</meta:editing-duration>
    <meta:editing-cycles>198</meta:editing-cycles>
    <meta:generator>LibreOffice/3.6$MacOSX_x86 LibreOffice_project/58f22d5-270d05a-e2abed1-ea17a85-9b5702</meta:generator>
    <meta:document-statistic meta:table-count="4" meta:image-count="0" meta:object-count="0" meta:page-count="3" meta:paragraph-count="87" meta:word-count="645" meta:character-count="4616" meta:non-whitespace-character-count="4079"/>
  </office:meta>
</office:document-meta>
</file>